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2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Preformatted_20_Text">
      <style:text-properties officeooo:rsid="0008d03a" officeooo:paragraph-rsid="0008d03a"/>
    </style:style>
    <style:style style:name="P2" style:family="paragraph" style:parent-style-name="Preformatted_20_Text">
      <style:text-properties officeooo:paragraph-rsid="000a3563"/>
    </style:style>
    <style:style style:name="P3" style:family="paragraph" style:parent-style-name="Preformatted_20_Text">
      <style:text-properties officeooo:paragraph-rsid="000a77b3"/>
    </style:style>
    <style:style style:name="P4" style:family="paragraph" style:parent-style-name="Preformatted_20_Text">
      <style:text-properties officeooo:rsid="000a77b3" officeooo:paragraph-rsid="000c01a1"/>
    </style:style>
    <style:style style:name="P5" style:family="paragraph" style:parent-style-name="Preformatted_20_Text">
      <style:text-properties officeooo:paragraph-rsid="000bd20b"/>
    </style:style>
    <style:style style:name="P6" style:family="paragraph" style:parent-style-name="Preformatted_20_Text">
      <style:text-properties officeooo:rsid="000c01a1" officeooo:paragraph-rsid="000c01a1"/>
    </style:style>
    <style:style style:name="P7" style:family="paragraph" style:parent-style-name="Preformatted_20_Text">
      <style:text-properties officeooo:rsid="000cb278" officeooo:paragraph-rsid="000cb278"/>
    </style:style>
    <style:style style:name="P8" style:family="paragraph" style:parent-style-name="Preformatted_20_Text">
      <style:text-properties officeooo:paragraph-rsid="000cb278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08d03a"/>
    </style:style>
    <style:style style:name="P11" style:family="paragraph" style:parent-style-name="Standard">
      <style:text-properties officeooo:rsid="0008d03a" officeooo:paragraph-rsid="0008d03a"/>
    </style:style>
    <style:style style:name="P12" style:family="paragraph" style:parent-style-name="Standard">
      <style:text-properties officeooo:paragraph-rsid="0008d03a"/>
    </style:style>
    <style:style style:name="P13" style:family="paragraph" style:parent-style-name="Standard">
      <style:text-properties officeooo:rsid="000a3563" officeooo:paragraph-rsid="000a3563"/>
    </style:style>
    <style:style style:name="P14" style:family="paragraph" style:parent-style-name="Standard">
      <style:text-properties fo:color="#000080" officeooo:paragraph-rsid="0008d03a"/>
    </style:style>
    <style:style style:name="P15" style:family="paragraph" style:parent-style-name="Standard">
      <style:text-properties officeooo:rsid="000a3563" officeooo:paragraph-rsid="000a3563"/>
    </style:style>
    <style:style style:name="P16" style:family="paragraph" style:parent-style-name="Preformatted_20_Text">
      <style:text-properties fo:color="#092e64" officeooo:rsid="000a3563" officeooo:paragraph-rsid="000a3563"/>
    </style:style>
    <style:style style:name="P17" style:family="paragraph" style:parent-style-name="Preformatted_20_Text">
      <style:text-properties fo:color="#092e64" fo:font-weight="bold" officeooo:rsid="000a3563" officeooo:paragraph-rsid="000a3563"/>
    </style:style>
    <style:style style:name="P18" style:family="paragraph" style:parent-style-name="Preformatted_20_Text">
      <style:text-properties fo:color="#092e64" officeooo:rsid="000a77b3" officeooo:paragraph-rsid="000a3563"/>
    </style:style>
    <style:style style:name="P19" style:family="paragraph" style:parent-style-name="Preformatted_20_Text">
      <style:text-properties fo:color="#092e64" officeooo:rsid="000a77b3" officeooo:paragraph-rsid="000a77b3"/>
    </style:style>
    <style:style style:name="P20" style:family="paragraph" style:parent-style-name="Preformatted_20_Text">
      <style:text-properties fo:color="#092e64" officeooo:rsid="000a77b3" officeooo:paragraph-rsid="000bd20b"/>
    </style:style>
    <style:style style:name="P21" style:family="paragraph" style:parent-style-name="Preformatted_20_Text">
      <style:text-properties fo:color="#092e64" officeooo:rsid="000bd20b" officeooo:paragraph-rsid="000bd20b"/>
    </style:style>
    <style:style style:name="P22" style:family="paragraph" style:parent-style-name="Preformatted_20_Text">
      <style:text-properties fo:color="#800000" officeooo:rsid="000bd20b" officeooo:paragraph-rsid="000bd20b"/>
    </style:style>
    <style:style style:name="P23" style:family="paragraph" style:parent-style-name="Preformatted_20_Text">
      <style:text-properties fo:color="#800000" officeooo:rsid="000cb278" officeooo:paragraph-rsid="000cb278"/>
    </style:style>
    <style:style style:name="P24" style:family="paragraph" style:parent-style-name="Preformatted_20_Text">
      <style:text-properties fo:color="#800000" officeooo:rsid="000dc121" officeooo:paragraph-rsid="000cb278"/>
    </style:style>
    <style:style style:name="P25" style:family="paragraph" style:parent-style-name="Preformatted_20_Text">
      <style:text-properties fo:color="#800000" officeooo:rsid="000ec4c7" officeooo:paragraph-rsid="000ec4c7"/>
    </style:style>
    <style:style style:name="P26" style:family="paragraph" style:parent-style-name="Preformatted_20_Text">
      <style:text-properties fo:color="#800080" officeooo:paragraph-rsid="000ec4c7"/>
    </style:style>
    <style:style style:name="T1" style:family="text">
      <style:text-properties officeooo:rsid="0008d03a"/>
    </style:style>
    <style:style style:name="T2" style:family="text">
      <style:text-properties fo:color="#000080"/>
    </style:style>
    <style:style style:name="T3" style:family="text">
      <style:text-properties fo:color="#000080" officeooo:rsid="0008d03a"/>
    </style:style>
    <style:style style:name="T4" style:family="text">
      <style:text-properties fo:color="#000080" style:font-name="Liberation Mono" fo:font-size="10pt" officeooo:rsid="0008d03a" style:font-name-asian="Liberation Mono" style:font-size-asian="10pt" style:font-name-complex="Liberation Mono" style:font-size-complex="10pt"/>
    </style:style>
    <style:style style:name="T5" style:family="text">
      <style:text-properties fo:color="#000080" fo:font-weight="bold" officeooo:rsid="000a3563"/>
    </style:style>
    <style:style style:name="T6" style:family="text">
      <style:text-properties fo:color="#000080" officeooo:rsid="000bd20b"/>
    </style:style>
    <style:style style:name="T7" style:family="text">
      <style:text-properties fo:color="#000080" officeooo:rsid="000a3563"/>
    </style:style>
    <style:style style:name="T8" style:family="text">
      <style:text-properties fo:color="#000080" officeooo:rsid="000dc121"/>
    </style:style>
    <style:style style:name="T9" style:family="text">
      <style:text-properties fo:color="#808000"/>
    </style:style>
    <style:style style:name="T10" style:family="text">
      <style:text-properties fo:color="#808000" officeooo:rsid="000a3563"/>
    </style:style>
    <style:style style:name="T11" style:family="text">
      <style:text-properties fo:color="#808000" fo:font-weight="bold" officeooo:rsid="000a3563"/>
    </style:style>
    <style:style style:name="T12" style:family="text">
      <style:text-properties fo:color="#808000" style:font-name="Liberation Mono" fo:font-size="10pt" officeooo:rsid="000a3563" style:font-name-asian="Liberation Mono" style:font-size-asian="10pt" style:font-name-complex="Liberation Mono" style:font-size-complex="10pt"/>
    </style:style>
    <style:style style:name="T13" style:family="text">
      <style:text-properties fo:color="#808000" style:font-name="Liberation Mono" fo:font-size="10pt" officeooo:rsid="000a77b3" style:font-name-asian="Liberation Mono" style:font-size-asian="10pt" style:font-name-complex="Liberation Mono" style:font-size-complex="10pt"/>
    </style:style>
    <style:style style:name="T14" style:family="text">
      <style:text-properties fo:color="#808000" officeooo:rsid="000cb278"/>
    </style:style>
    <style:style style:name="T15" style:family="text">
      <style:text-properties fo:color="#c0c0c0"/>
    </style:style>
    <style:style style:name="T16" style:family="text">
      <style:text-properties fo:color="#c0c0c0" officeooo:rsid="000a3563"/>
    </style:style>
    <style:style style:name="T17" style:family="text">
      <style:text-properties fo:color="#c0c0c0" fo:font-weight="bold" officeooo:rsid="000a3563"/>
    </style:style>
    <style:style style:name="T18" style:family="text">
      <style:text-properties fo:color="#c0c0c0" style:font-name="Liberation Mono" fo:font-size="10pt" officeooo:rsid="000a3563" style:font-name-asian="Liberation Mono" style:font-size-asian="10pt" style:font-name-complex="Liberation Mono" style:font-size-complex="10pt"/>
    </style:style>
    <style:style style:name="T19" style:family="text">
      <style:text-properties fo:color="#c0c0c0" style:font-name="Liberation Mono" fo:font-size="10pt" officeooo:rsid="000a77b3" style:font-name-asian="Liberation Mono" style:font-size-asian="10pt" style:font-name-complex="Liberation Mono" style:font-size-complex="10pt"/>
    </style:style>
    <style:style style:name="T20" style:family="text">
      <style:text-properties fo:color="#c0c0c0" officeooo:rsid="000bd20b"/>
    </style:style>
    <style:style style:name="T21" style:family="text">
      <style:text-properties fo:color="#c0c0c0" officeooo:rsid="000cb278"/>
    </style:style>
    <style:style style:name="T22" style:family="text">
      <style:text-properties fo:color="#c0c0c0" officeooo:rsid="000dc121"/>
    </style:style>
    <style:style style:name="T23" style:family="text">
      <style:text-properties fo:color="#800080"/>
    </style:style>
    <style:style style:name="T24" style:family="text">
      <style:text-properties fo:color="#800080" fo:font-weight="bold"/>
    </style:style>
    <style:style style:name="T25" style:family="text">
      <style:text-properties fo:color="#800080" fo:font-weight="bold" officeooo:rsid="000a3563"/>
    </style:style>
    <style:style style:name="T26" style:family="text">
      <style:text-properties fo:color="#800080" fo:font-weight="bold" officeooo:rsid="000bd20b"/>
    </style:style>
    <style:style style:name="T27" style:family="text">
      <style:text-properties fo:color="#800080" style:font-name="Liberation Mono" fo:font-size="10pt" fo:font-weight="bold" officeooo:rsid="000a77b3" style:font-name-asian="Liberation Mono" style:font-size-asian="10pt" style:font-name-complex="Liberation Mono" style:font-size-complex="10pt"/>
    </style:style>
    <style:style style:name="T28" style:family="text">
      <style:text-properties fo:color="#800080" officeooo:rsid="000cb278"/>
    </style:style>
    <style:style style:name="T29" style:family="text">
      <style:text-properties fo:color="#800080" officeooo:rsid="000a3563"/>
    </style:style>
    <style:style style:name="T30" style:family="text">
      <style:text-properties fo:color="#092e64"/>
    </style:style>
    <style:style style:name="T31" style:family="text">
      <style:text-properties fo:color="#092e64" officeooo:rsid="000a3563"/>
    </style:style>
    <style:style style:name="T32" style:family="text">
      <style:text-properties fo:color="#092e64" fo:font-weight="bold" officeooo:rsid="000a3563"/>
    </style:style>
    <style:style style:name="T33" style:family="text">
      <style:text-properties fo:color="#092e64" officeooo:rsid="000a77b3"/>
    </style:style>
    <style:style style:name="T34" style:family="text">
      <style:text-properties fo:color="#092e64" officeooo:rsid="000bd20b"/>
    </style:style>
    <style:style style:name="T35" style:family="text">
      <style:text-properties fo:color="#092e64" officeooo:rsid="000c01a1"/>
    </style:style>
    <style:style style:name="T36" style:family="text">
      <style:text-properties fo:color="#092e64" style:font-name="Liberation Mono" fo:font-size="10pt" officeooo:rsid="000bd20b" style:font-name-asian="Liberation Mono" style:font-size-asian="10pt" style:font-name-complex="Liberation Mono" style:font-size-complex="10pt"/>
    </style:style>
    <style:style style:name="T37" style:family="text">
      <style:text-properties fo:color="#092e64" officeooo:rsid="000cb278"/>
    </style:style>
    <style:style style:name="T38" style:family="text">
      <style:text-properties fo:color="#092e64" officeooo:rsid="0008d03a"/>
    </style:style>
    <style:style style:name="T39" style:family="text">
      <style:text-properties fo:color="#800000"/>
    </style:style>
    <style:style style:name="T40" style:family="text">
      <style:text-properties fo:color="#800000" officeooo:rsid="000a3563"/>
    </style:style>
    <style:style style:name="T41" style:family="text">
      <style:text-properties fo:color="#800000" style:font-name="Liberation Mono" fo:font-size="10pt" officeooo:rsid="000a3563" style:font-name-asian="Liberation Mono" style:font-size-asian="10pt" style:font-name-complex="Liberation Mono" style:font-size-complex="10pt"/>
    </style:style>
    <style:style style:name="T42" style:family="text">
      <style:text-properties fo:color="#800000" style:font-name="Liberation Mono" fo:font-size="10pt" officeooo:rsid="000a77b3" style:font-name-asian="Liberation Mono" style:font-size-asian="10pt" style:font-name-complex="Liberation Mono" style:font-size-complex="10pt"/>
    </style:style>
    <style:style style:name="T43" style:family="text">
      <style:text-properties fo:color="#800000" style:font-name="Liberation Mono" fo:font-size="10pt" officeooo:rsid="000dc121" style:font-name-asian="Liberation Mono" style:font-size-asian="10pt" style:font-name-complex="Liberation Mono" style:font-size-complex="10pt"/>
    </style:style>
    <style:style style:name="T44" style:family="text">
      <style:text-properties fo:color="#800000" officeooo:rsid="000bd20b"/>
    </style:style>
    <style:style style:name="T45" style:family="text">
      <style:text-properties fo:color="#800000" officeooo:rsid="000cb278"/>
    </style:style>
    <style:style style:name="T46" style:family="text">
      <style:text-properties fo:color="#800000" officeooo:rsid="000dc121"/>
    </style:style>
    <style:style style:name="T47" style:family="text">
      <style:text-properties fo:color="#00677c"/>
    </style:style>
    <style:style style:name="T48" style:family="text">
      <style:text-properties fo:color="#00677c" officeooo:rsid="000cb278"/>
    </style:style>
    <style:style style:name="T49" style:family="text">
      <style:text-properties fo:color="#00677c" officeooo:rsid="000a3563"/>
    </style:style>
    <style:style style:name="T50" style:family="text">
      <style:text-properties officeooo:rsid="000a3563"/>
    </style:style>
    <style:style style:name="T51" style:family="text">
      <style:text-properties fo:color="#008000" fo:font-weight="bold" officeooo:rsid="000a3563"/>
    </style:style>
    <style:style style:name="T52" style:family="text">
      <style:text-properties officeooo:rsid="000ec4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TRL_resolve</text:p>
      <text:p text:style-name="P12"><text:span text:style-name="T1">socket(</text:span><text:span text:style-name="T2">AF_NETLINK, SOCK_RAW, NETLINK_GENERIC</text:span><text:span text:style-name="T3">);</text:span></text:p>
      <text:p text:style-name="P14"/>
      <text:p text:style-name="P1"><text:span text:style-name="T9">struct</text:span><text:span text:style-name="T15"> </text:span><text:span text:style-name="T23">sockaddr_nl</text:span><text:span text:style-name="T15"> </text:span><text:span text:style-name="T30">addr</text:span><text:span text:style-name="T15"> </text:span>=<text:span text:style-name="T15"> </text:span>{</text:p>
      <text:p text:style-name="P10"><text:span text:style-name="T15"><text:s text:c="16"/></text:span>.<text:span text:style-name="T39">nl_family</text:span><text:span text:style-name="T15"> </text:span>=<text:span text:style-name="T15"> </text:span><text:span text:style-name="T2">NETLINK_GENERIC</text:span>,</text:p>
      <text:p text:style-name="P9"><text:span text:style-name="T15"><text:s text:c="16"/></text:span>.<text:span text:style-name="T39">nl_groups</text:span><text:span text:style-name="T15"> </text:span>=<text:span text:style-name="T15"> </text:span><text:span text:style-name="T4">0</text:span>,</text:p>
      <text:p text:style-name="P9"><text:span text:style-name="T15"><text:s text:c="16"/></text:span>.<text:span text:style-name="T39">nl_pid</text:span><text:span text:style-name="T15"> </text:span>=<text:span text:style-name="T15"> </text:span>(<text:span text:style-name="T23">uint32_t</text:span>)<text:span text:style-name="T47">getpid</text:span>() <text:span text:style-name="T1">+ 1</text:span></text:p>
      <text:p text:style-name="P9"><text:span text:style-name="T15"><text:s text:c="8"/></text:span>};</text:p>
      <text:p text:style-name="P11">bind(fd, &amp;addr, sizeof(addr))</text:p>
      <text:p text:style-name="P11"/>
      <text:p text:style-name="P13">Send msg:</text:p>
      <text:p text:style-name="P13"/>
      <text:p text:style-name="P2"><text:span text:style-name="T10">struct</text:span><text:span text:style-name="T16"> </text:span><text:span text:style-name="T50">nlmsghdr = 16B {</text:span></text:p>
      <text:p text:style-name="P3"><text:tab/>.<text:span text:style-name="T39">nlmsg_len </text:span><text:span text:style-name="T40">= </text:span><text:span text:style-name="T41">s</text:span><text:span text:style-name="T42">izeof(</text:span><text:span text:style-name="T12">struct</text:span><text:span text:style-name="T18"> </text:span><text:span text:style-name="T41">nlmsghdr</text:span><text:span text:style-name="T42">) + sizeof(</text:span><text:span text:style-name="T13">struct</text:span><text:span text:style-name="T19"> </text:span><text:span text:style-name="T27">genlmsghdr</text:span><text:span text:style-name="T42">) + 0</text:span></text:p>
      <text:p text:style-name="P2"><text:span text:style-name="T50"><text:tab/>.</text:span>nlmsg_type <text:span text:style-name="T50">= </text:span><text:span text:style-name="T30">family</text:span><text:span text:style-name="T31"> = GENL_ID_CTRL,</text:span></text:p>
      <text:p text:style-name="P8"><text:span text:style-name="T31"><text:tab/>.nlmsg_flags = </text:span><text:span text:style-name="T33">NLM_F_REQUEST</text:span><text:span text:style-name="T31">,</text:span></text:p>
      <text:p text:style-name="P8"><text:span text:style-name="T31"><text:tab/>.nlmsg_pid = port $2 = (</text:span><text:span text:style-name="T29">uint32_t</text:span><text:span text:style-name="T31">)</text:span><text:span text:style-name="T49">getpid</text:span><text:span text:style-name="T31">() </text:span><text:span text:style-name="T38">+ 1 </text:span><text:span text:style-name="T37">(maybe +2)</text:span><text:span text:style-name="T31">,</text:span></text:p>
      <text:p text:style-name="P2"><text:span text:style-name="T31"><text:tab/>.nlmsg_seq = seq $3 = time(</text:span><text:span text:style-name="T7">NULL</text:span><text:span text:style-name="T31">)</text:span></text:p>
      <text:p text:style-name="P16">}</text:p>
      <text:p text:style-name="P2"><text:span text:style-name="T11">struct</text:span><text:span text:style-name="T17"> </text:span><text:span text:style-name="T25">genlmsghdr </text:span><text:span text:style-name="T26">= 4B</text:span><text:span text:style-name="T25"> </text:span><text:span text:style-name="T32">{ // #</text:span><text:span text:style-name="T5">include</text:span><text:span text:style-name="T17"> </text:span><text:span text:style-name="T32">&lt;</text:span><text:span text:style-name="T51">linux</text:span><text:span text:style-name="T32">/</text:span><text:span text:style-name="T51">genetlink</text:span><text:span text:style-name="T32">.</text:span><text:span text:style-name="T51">h</text:span><text:span text:style-name="T32">&gt;</text:span></text:p>
      <text:p text:style-name="P17"><text:tab/></text:p>
      <text:p text:style-name="P3"><text:span text:style-name="T31"><text:tab/>.</text:span><text:span text:style-name="T33">cmd = cmd $7 = CTRL_CMD_GETFAMILY,</text:span></text:p>
      <text:p text:style-name="P18"><text:tab/>.version = version $8 = 1</text:p>
      <text:p text:style-name="P19">}</text:p>
      <text:p text:style-name="P4"><text:span text:style-name="T9">struct</text:span><text:span text:style-name="T15"> </text:span><text:span text:style-name="T24">nlattr</text:span><text:span text:style-name="T25"> </text:span><text:span text:style-name="T26">= 4B</text:span><text:span text:style-name="T20"> </text:span><text:span text:style-name="T30">{</text:span></text:p>
      <text:p text:style-name="P5"><text:span text:style-name="T33"><text:tab/>.</text:span><text:span text:style-name="T30">nla_len</text:span><text:span text:style-name="T33"> </text:span><text:span text:style-name="T34">= </text:span><text:span text:style-name="T6">NLA_ALIGN</text:span><text:span text:style-name="T44">(</text:span><text:span text:style-name="T6">NLA_HDRLEN</text:span><text:span text:style-name="T20"> </text:span><text:span text:style-name="T44">+</text:span><text:span text:style-name="T20"> </text:span><text:span text:style-name="T34">attrlen) = 12</text:span></text:p>
      <text:p text:style-name="P21"><text:tab/>.nla_type = CTRL_ATTR_FAMILY_NAME</text:p>
      <text:p text:style-name="P21">}</text:p>
      <text:p text:style-name="P6"><text:span text:style-name="T30">char family_name[8] = </text:span><text:span text:style-name="T33">“nl80211</text:span><text:span text:style-name="T30">\0</text:span><text:span text:style-name="T33">”</text:span></text:p>
      <text:p text:style-name="P19"/>
      <text:p text:style-name="P20"/>
      <text:p text:style-name="P5"><text:span text:style-name="T31">nlmsghdr. </text:span><text:span text:style-name="T40">nlmsg_len </text:span><text:span text:style-name="T44">+= </text:span><text:span text:style-name="T6">NLA_ALIGN</text:span><text:span text:style-name="T44">(</text:span><text:span text:style-name="T6">NLA_HDRLEN</text:span><text:span text:style-name="T20"> </text:span><text:span text:style-name="T44">+</text:span><text:span text:style-name="T20"> </text:span><text:span text:style-name="T36">8</text:span><text:span text:style-name="T34">) </text:span><text:span text:style-name="T35">= 12</text:span></text:p>
      <text:p text:style-name="P22"/>
      <text:p text:style-name="P7"><text:span text:style-name="T44">W</text:span><text:span text:style-name="T39">hen parsing:</text:span></text:p>
      <text:p text:style-name="P8"><text:span text:style-name="T45">id = </text:span><text:span text:style-name="T39">CTRL_ATTR_FAMILY_ID</text:span><text:span text:style-name="T45">, use nla_get_u16(data_ptr) = *(</text:span><text:span text:style-name="T14">const</text:span><text:span text:style-name="T21"> </text:span><text:span text:style-name="T28">uint16_t</text:span><text:span text:style-name="T21"> </text:span><text:span text:style-name="T45">*)</text:span><text:span text:style-name="T21"> </text:span><text:span text:style-name="T48">nla_data</text:span><text:span text:style-name="T45">(</text:span><text:span text:style-name="T37">nla</text:span><text:span text:style-name="T45">);</text:span></text:p>
      <text:p text:style-name="P23"/>
      <text:p text:style-name="P23"/>
      <text:p text:style-name="P8"><text:span text:style-name="T45">GENL_HDRLEN </text:span><text:span text:style-name="T46">+ +</text:span><text:span text:style-name="T22"> </text:span><text:span text:style-name="T8">NLMSG_ALIGN</text:span><text:span text:style-name="T46">(</text:span><text:span text:style-name="T43">0</text:span><text:span text:style-name="T46">)</text:span></text:p>
      <text:p text:style-name="P24"/>
      <text:p text:style-name="P25">===</text:p>
      <text:p text:style-name="P24"/>
      <text:p text:style-name="P26"><text:span text:style-name="T52">when parsing </text:span>CTRL_CMD_GETFAMILY <text:span text:style-name="T52">[CTRL_ATTR_MCAST_GROUPS]:</text:span></text:p>
      <text:p text:style-name="P26"><text:tab/><text:span text:style-name="T52">nested parse of nla:</text:span></text:p>
      <text:p text:style-name="P26"><text:tab/><text:tab/><text:span text:style-name="T52">[</text:span>CTRL_ATTR_MCAST_GRP_ID<text:span text:style-name="T52">] → u32</text:span></text:p>
      <text:p text:style-name="P26"><text:tab/><text:tab/><text:span text:style-name="T52">[</text:span>CTRL_ATTR_MCAST_GRP_NAME<text:span text:style-name="T52">] → str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2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0T09:05:32.348726335</meta:creation-date>
    <dc:date>2019-08-22T16:21:56.493387519</dc:date>
    <meta:editing-duration>PT10H25M36S</meta:editing-duration>
    <meta:editing-cycles>2</meta:editing-cycles>
    <meta:generator>LibreOffice/6.3.0.4$Linux_X86_64 LibreOffice_project/30$Build-4</meta:generator>
    <meta:document-statistic meta:table-count="0" meta:image-count="0" meta:object-count="0" meta:page-count="1" meta:paragraph-count="35" meta:word-count="145" meta:character-count="1095" meta:non-whitespace-character-count="913"/>
  </office:meta>
</office:document-meta>
</file>